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ERICK GONZAL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ICERA TORRES, MARIANO ALBERT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ICERA TORRES, MARIANO ALBER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205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4T14:19:1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